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Text_20_body">
      <style:paragraph-properties fo:margin-top="1cm" fo:margin-bottom="0cm" style:contextual-spacing="true"/>
      <style:text-properties officeooo:paragraph-rsid="001ae953"/>
    </style:style>
    <style:style style:name="P3" style:family="paragraph" style:parent-style-name="Text_20_body">
      <style:paragraph-properties fo:margin-top="1cm" fo:margin-bottom="0cm" style:contextual-spacing="true"/>
      <style:text-properties officeooo:paragraph-rsid="001a66ec"/>
    </style:style>
    <style:style style:name="P4" style:family="paragraph" style:parent-style-name="Text_20_body">
      <style:paragraph-properties fo:margin-top="1cm" fo:margin-bottom="0cm" style:contextual-spacing="true"/>
      <style:text-properties officeooo:paragraph-rsid="00194720"/>
    </style:style>
    <style:style style:name="P5" style:family="paragraph" style:parent-style-name="Text_20_body">
      <style:paragraph-properties fo:margin-top="0cm" fo:margin-bottom="0.499cm" style:contextual-spacing="false"/>
      <style:text-properties officeooo:paragraph-rsid="001a66ec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fo:font-weight="normal" officeooo:rsid="001ae953" style:font-size-asian="15.75pt" style:font-weight-asian="normal" style:font-size-complex="18pt" style:font-weight-complex="normal"/>
    </style:style>
    <style:style style:name="T3" style:family="text">
      <style:text-properties fo:font-variant="normal" fo:text-transform="none" fo:color="#1155cc" loext:opacity="100%" fo:font-family="Arial, Helvetica, sans-serif" fo:font-size="12pt" fo:letter-spacing="normal" fo:font-style="normal" fo:font-weight="normal" officeooo:rsid="001ae953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1a66ec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194720" style:font-size-asian="15.75pt" style:font-weight-asian="normal" style:font-size-complex="18pt" style:font-weight-complex="normal"/>
    </style:style>
    <style:style style:name="T6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Kavallo Horses – Egyedi kézműves kiegészítők lónak és lovasnak</text:span></text:span></text:p>
      <text:p text:style-name="P2"><text:span text:style-name="Strong_20_Emphasis"><text:span text:style-name="T2">Weboldalcíme: </text:span></text:span><text:a xlink:type="simple" xlink:href="https://zerghorda.github.io/EgyetemProjekt/" office:target-frame-name="_blank" xlink:show="new" text:style-name="Internet_20_link" text:visited-style-name="Visited_20_Internet_20_Link"><text:span text:style-name="Strong_20_Emphasis"><text:span text:style-name="T3">https://zerghorda.github.io/EgyetemProjekt/</text:span></text:span></text:a><text:span text:style-name="Strong_20_Emphasis"><text:span text:style-name="T2"> </text:span></text:span></text:p>
      <text:p text:style-name="P3"><text:span text:style-name="Strong_20_Emphasis"><text:span text:style-name="T4">Készítette:</text:span></text:span></text:p>
      <text:p text:style-name="P3"><text:span text:style-name="Strong_20_Emphasis"><text:span text:style-name="T4">Földi Kristóf</text:span></text:span><text:span text:style-name="Strong_20_Emphasis"><text:span text:style-name="T5"> – </text:span></text:span><text:span text:style-name="Strong_20_Emphasis"><text:span text:style-name="T4">WI8ZN7</text:span></text:span></text:p>
      <text:p text:style-name="P4"><text:span text:style-name="Strong_20_Emphasis"><text:span text:style-name="T5">Tar Gergő – Y812UT</text:span></text:span></text:p>
      <text:p text:style-name="P5"><text:span text:style-name="Strong_20_Emphasis"><text:span text:style-name="T4">Hollósy Levente <text:s/></text:span></text:span><text:span text:style-name="Strong_20_Emphasis"><text:span text:style-name="T5">– </text:span></text:span><text:span text:style-name="Strong_20_Emphasis"><text:span text:style-name="T4">XCNZS2</text:span></text:span></text:p>
      <text:p text:style-name="P6">A Kavallo Horses weboldal célja, hogy bemutassa és elérhetővé tegye azokat az egyedi, kézzel készített kiegészítőket, amelyek a ló és lovas közötti kapcsolatot nemcsak szolgálják, hanem kiemelik. Minden termék a megrendelő igényeihez igazodik – legyen szó kantárról, nyeregtáskáról vagy városi használatra tervezett lovas kiegészítőről. A márka alapelve az időtálló minőség, a funkcionalitás és az esztétikum egysége.</text:p>
      <text:p text:style-name="P6">A weboldal jelenlegi funkciói:</text:p>
      <text:p text:style-name="Text_20_body"><text:span text:style-name="T6">· </text:span><text:span text:style-name="Strong_20_Emphasis"><text:span text:style-name="T6">Keresés</text:span></text:span><text:span text:style-name="T6"> – jelenleg csak vizuális elemként szerepel, funkciója fejlesztés alatt áll<text:line-break/>· </text:span><text:span text:style-name="Strong_20_Emphasis"><text:span text:style-name="T6">Termék megtekintés</text:span></text:span><text:span text:style-name="T6"> – a termékek feltöltése folyamatban van, hamarosan elérhetők lesznek<text:line-break/>· </text:span><text:span text:style-name="Strong_20_Emphasis"><text:span text:style-name="T6">Kosár megtekintés</text:span></text:span><text:span text:style-name="T6"> – a kiválasztott termékek áttekintése és módosítása egyszerűen elérhető<text:line-break/>· </text:span><text:span text:style-name="Strong_20_Emphasis"><text:span text:style-name="T6">Kezdőlapra visszalépés</text:span></text:span><text:span text:style-name="T6"> – minden aloldalról egy kattintással visszatérhetsz a főoldalra<text:line-break/>· </text:span><text:span text:style-name="Strong_20_Emphasis"><text:span text:style-name="T6">Leírás az értékesítőkről</text:span></text:span><text:span text:style-name="T6"> – külön szekcióban mutatjuk be a kézműveseket és a márka mögötti filozófiát</text:span></text:p>
      <text:p text:style-name="P6">A weboldal vizuális kialakítása tudatosan minimalista: az alapszínek a fehér és a fekete, hogy a termékek színes fotói érvényesüljenek. Ez a kontraszt nemcsak esztétikai célt szolgál, hanem segíti a vásárlót a döntésben – minden kép, minden árnyalat a termék valódi karakterét tükrözi.</text:p>
      <text:p text:style-name="P6">A Kavallo Horses nem csupán egy webshop, hanem egy digitális műhely, ahol a kézműves tradíció találkozik a modern technológiával. A célunk, hogy minden látogató érezze: itt nem sablonos megoldások születnek, hanem személyre szabott, hiteles termékek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8:52:00.474748800</meta:creation-date>
    <dc:date>2025-10-18T19:10:13.125551100</dc:date>
    <meta:editing-duration>PT4M48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11" meta:word-count="213" meta:character-count="1636" meta:non-whitespace-character-count="1421"/>
  </office:meta>
</office:document-meta>
</file>